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9792in"/>
    </style:style>
    <style:style style:name="Table1.B" style:family="table-column">
      <style:table-column-properties style:column-width="1in"/>
    </style:style>
    <style:style style:name="Table1.E" style:family="table-column">
      <style:table-column-properties style:column-width="0.9479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19d4d1" officeooo:paragraph-rsid="0019d4d1"/>
    </style:style>
    <style:style style:name="P2" style:family="paragraph" style:parent-style-name="Title">
      <style:text-properties officeooo:rsid="001b49a3" officeooo:paragraph-rsid="001b49a3"/>
    </style:style>
    <style:style style:name="P3" style:family="paragraph" style:parent-style-name="Heading_20_3">
      <style:paragraph-properties fo:text-align="center" style:justify-single-word="false"/>
    </style:style>
    <style:style style:name="P4" style:family="paragraph" style:parent-style-name="Table_20_Contents">
      <style:text-properties officeooo:rsid="001b49a3" officeooo:paragraph-rsid="001b49a3"/>
    </style:style>
    <style:style style:name="P5" style:family="paragraph" style:parent-style-name="Text_20_body">
      <style:text-properties officeooo:paragraph-rsid="001b49a3"/>
    </style:style>
    <style:style style:name="P6" style:family="paragraph" style:parent-style-name="Text_20_body">
      <style:text-properties style:font-name="Linux Libertine Mono O" fo:font-size="10pt" officeooo:paragraph-rsid="001b49a3" style:font-size-asian="10pt" style:font-size-complex="10pt"/>
    </style:style>
    <style:style style:name="T1" style:family="text">
      <style:text-properties officeooo:rsid="0019d4d1"/>
    </style:style>
    <style:style style:name="T2" style:family="text">
      <style:text-properties officeooo:rsid="001b49a3"/>
    </style:style>
    <style:style style:name="T3" style:family="text">
      <style:text-properties officeooo:rsid="001cd1f0"/>
    </style:style>
    <style:style style:name="T4" style:family="text">
      <style:text-properties officeooo:rsid="001e5b85"/>
    </style:style>
    <style:style style:name="T5" style:family="text">
      <style:text-properties officeooo:rsid="001f92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erry</text:p>
      <text:p text:style-name="P1"/>
      <text:p text:style-name="P5"><text:span text:style-name="T1">The spring melt </text:span><text:span text:style-name="T3">made the river rise and </text:span><text:span text:style-name="T1">has taken out LegoLand's only ferry. The Lego people are starving and have asked the</text:span><text:span text:style-name="T2">ir</text:span><text:span text:style-name="T1"> robotics club to build them a new ferry. There are building plans for the old ferry*, but the software is lost. The club must </text:span><text:span text:style-name="T2">build a replacement ferry and the control </text:span><text:span text:style-name="T1">software.</text:span></text:p>
      <text:h text:style-name="Heading_20_3" text:outline-level="3"><text:span text:style-name="T4">Name:___________ <text:s/></text:span>Name of the new ferry:________</text:h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h text:style-name="P3" text:outline-level="3">Objective</text:h>
          </table:table-cell>
          <table:table-cell table:style-name="Table1.A1" office:value-type="string">
            <text:h text:style-name="P3" text:outline-level="3">Possible Points</text:h>
          </table:table-cell>
          <table:table-cell table:style-name="Table1.A1" office:value-type="string">
            <text:h text:style-name="P3" text:outline-level="3">Run 1</text:h>
          </table:table-cell>
          <table:table-cell table:style-name="Table1.A1" office:value-type="string">
            <text:h text:style-name="P3" text:outline-level="3">Run 2</text:h>
          </table:table-cell>
          <table:table-cell table:style-name="Table1.E1" office:value-type="string">
            <text:h text:style-name="P3" text:outline-level="3">Run 3</text:h>
          </table:table-cell>
        </table:table-row>
        <table:table-row>
          <table:table-cell table:style-name="Table1.A2" office:value-type="string">
            <text:p text:style-name="P5"><text:span text:style-name="T1">Gracious Professionalism </text:span><text:span text:style-name="T2">(</text:span><text:span text:style-name="T1">working well with team mates, other teams and adults</text:span><text:span text:style-name="T2">).</text:span></text:p>
          </table:table-cell>
          <table:table-cell table:style-name="Table1.A2" office:value-type="string">
            <text:p text:style-name="P5"><text:span text:style-name="T1">up to 3 points 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<text:span text:style-name="T1">Crossing the river with the ferry safely.</text:span></text:p>
          </table:table-cell>
          <table:table-cell table:style-name="Table1.A2" office:value-type="string">
            <text:p text:style-name="P5"><text:span text:style-name="T1">3 points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<text:span text:style-name="T1">Bringing ferry back safely.</text:span></text:p>
          </table:table-cell>
          <table:table-cell table:style-name="Table1.A2" office:value-type="string">
            <text:p text:style-name="P5"><text:span text:style-name="T1">3 points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<text:span text:style-name="T1">Precision for not running into things or causing passenger to roll or fal</text:span><text:span text:style-name="T3">l down </text:span><text:span text:style-name="T4">and </text:span><text:span text:style-name="T5">having</text:span><text:span text:style-name="T4"> time to load and unload the ferry.</text:span></text:p>
          </table:table-cell>
          <table:table-cell table:style-name="Table1.A2" office:value-type="string">
            <text:p text:style-name="P5"><text:span text:style-name="T1">3 points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<text:span text:style-name="T1">Safety interlock** </text:span><text:span text:style-name="T2">to</text:span><text:span text:style-name="T1"> prevent the program running same direction twice in a row.</text:span></text:p>
          </table:table-cell>
          <table:table-cell table:style-name="Table1.A2" office:value-type="string">
            <text:p text:style-name="P4">3 point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Creativity (dressing up ferry, port, people, departure and arrival sounds<text:span text:style-name="T5">).</text:span></text:p>
          </table:table-cell>
          <table:table-cell table:style-name="Table1.A2" office:value-type="string">
            <text:p text:style-name="P4">up to 3 point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Creativity in naming the ferry.</text:p>
          </table:table-cell>
          <table:table-cell table:style-name="Table1.A2" office:value-type="string">
            <text:p text:style-name="P4">up to 2 point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5"/>
      <text:p text:style-name="P5"><text:span text:style-name="T1">Adults can help kids, but </text:span><text:span text:style-name="T5">the kids should</text:span><text:span text:style-name="T1"> do the work </text:span><text:span text:style-name="T5">so they can learn.</text:span></text:p>
      <text:p text:style-name="P5"><text:span text:style-name="T1">*the River Ferry building plans are part of the Happy Traveler Unit </text:span><text:span text:style-name="T5">on the Lego Spike Essential App</text:span><text:span text:style-name="T1">.</text:span></text:p>
      <text:p text:style-name="P5"><text:span text:style-name="T1">**Hint the interlock looks something like</text:span></text:p>
      <text:p text:style-name="P6"><text:span text:style-name="T1"><text:s text:c="4"/>if ferryPosition == 'out':</text:span></text:p>
      <text:p text:style-name="P6"><text:span text:style-name="T1"><text:s text:c="8"/></text:span><text:span text:style-name="T3">code to </text:span><text:span text:style-name="T1">bring ferry back</text:span></text:p>
      <text:p text:style-name="P6"><text:span text:style-name="T1"><text:s text:c="8"/>ferryPosition = 'in'</text:span></text:p>
      <text:p text:style-name="P6"><text:span text:style-name="T1"><text:s text:c="4"/>else:</text:span></text:p>
      <text:p text:style-name="P6"><text:span text:style-name="T1"><text:s text:c="8"/></text:span><text:span text:style-name="T3">code to</text:span><text:span text:style-name="T1"> send ferry across</text:span></text:p>
      <text:p text:style-name="P6"><text:span text:style-name="T1"><text:s text:c="8"/>ferryPosition = 'out'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06:54:16.082353121</meta:creation-date>
    <dc:date>2023-04-06T07:21:36.133551034</dc:date>
    <meta:editing-duration>P13DT19H19M43S</meta:editing-duration>
    <meta:editing-cycles>7</meta:editing-cycles>
    <meta:generator>LibreOffice/7.3.7.2$Linux_X86_64 LibreOffice_project/30$Build-2</meta:generator>
    <meta:print-date>2023-04-05T14:17:48.392267800</meta:print-date>
    <meta:document-statistic meta:table-count="1" meta:image-count="0" meta:object-count="0" meta:page-count="1" meta:paragraph-count="31" meta:word-count="224" meta:character-count="1304" meta:non-whitespace-character-count="1069"/>
  </office:meta>
</office:document-meta>
</file>